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ff" draw:textarea-horizontal-align="justify" draw:textarea-vertical-align="middle" draw:auto-grow-height="false" fo:min-height="0.766cm" fo:min-width="2.675cm"/>
    </style:style>
    <style:style style:name="gr2" style:family="graphic" style:parent-style-name="standard">
      <style:graphic-properties draw:fill-color="#99ffff" draw:textarea-horizontal-align="justify" draw:textarea-vertical-align="middle" draw:auto-grow-height="false" fo:min-height="0.766cm" fo:min-width="2.675cm"/>
    </style:style>
    <style:style style:name="gr3" style:family="graphic" style:parent-style-name="standard">
      <style:graphic-properties draw:fill-color="#009900" draw:textarea-horizontal-align="justify" draw:textarea-vertical-align="middle" draw:auto-grow-height="false" fo:min-height="0.766cm" fo:min-width="2.6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-color="#0099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016cm" svg:x="6.588cm" svg:y="4.302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175cm" svg:height="1.016cm" svg:x="14.716cm" svg:y="4.302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10.652cm" svg:y="5.826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175cm" svg:height="1.016cm" svg:x="10.652cm" svg:y="7.731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175cm" svg:height="1.016cm" svg:x="10.652cm" svg:y="5.826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175cm" svg:height="1.016cm" svg:x="14.716cm" svg:y="5.826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763cm" svg:y1="4.81cm" svg:x2="14.716cm" svg:y2="4.81cm" draw:start-shape="id1" draw:start-glue-point="1" draw:end-shape="id2" svg:d="M9763 4810h4953" svg:viewBox="0 0 4954 1">
          <text:p/>
        </draw:connector>
        <draw:connector draw:style-name="gr4" draw:text-style-name="P5" draw:layer="layout" draw:type="line" svg:x1="9.763cm" svg:y1="4.81cm" svg:x2="10.652cm" svg:y2="6.334cm" draw:start-shape="id1" draw:start-glue-point="1" draw:end-shape="id3" draw:end-glue-point="3" svg:d="M9763 4810l889 1524" svg:viewBox="0 0 890 1525">
          <text:p/>
        </draw:connector>
        <draw:connector draw:style-name="gr4" draw:text-style-name="P5" draw:layer="layout" draw:type="line" svg:x1="13.827cm" svg:y1="6.334cm" svg:x2="14.716cm" svg:y2="6.334cm" draw:start-shape="id3" draw:start-glue-point="1" draw:end-shape="id4" svg:d="M13827 6334h889" svg:viewBox="0 0 890 1">
          <text:p/>
        </draw:connector>
        <draw:connector draw:style-name="gr4" draw:text-style-name="P5" draw:layer="layout" draw:type="curve" draw:line-skew="-0.015cm -1.898cm -0.261cm" svg:x1="13.827cm" svg:y1="6.334cm" svg:x2="10.652cm" svg:y2="8.239cm" draw:start-shape="id3" draw:start-glue-point="1" draw:end-shape="id5" draw:end-glue-point="3" svg:d="M13827 6334c727 0 486 1016-1726 1016-2211 0-2593 889-1449 889" svg:viewBox="0 0 4172 1906">
          <text:p/>
        </draw:connector>
        <draw:custom-shape draw:style-name="gr2" draw:text-style-name="P3" xml:id="id6" draw:id="id6" draw:layer="layout" svg:width="3.175cm" svg:height="1.016cm" svg:x="14.716cm" svg:y="7.731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3.827cm" svg:y1="8.239cm" svg:x2="14.716cm" svg:y2="8.239cm" draw:start-shape="id5" draw:start-glue-point="1" draw:end-shape="id6" draw:end-glue-point="3" svg:d="M13827 8239h889" svg:viewBox="0 0 890 1">
          <text:p/>
        </draw:connector>
        <draw:custom-shape draw:style-name="gr3" draw:text-style-name="P4" xml:id="id7" draw:id="id7" draw:layer="layout" svg:width="3.175cm" svg:height="1.016cm" svg:x="10.693cm" svg:y="9.636cm">
          <text:p text:style-name="P1">Dynamics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draw:line-skew="0cm -1.898cm -0.373cm" svg:x1="13.827cm" svg:y1="8.239cm" svg:x2="10.693cm" svg:y2="10.144cm" draw:start-shape="id5" draw:start-glue-point="1" draw:end-shape="id7" draw:end-glue-point="3" svg:d="M13827 8239c811 0 541 1016-1734 1016s-2712 889-1400 889" svg:viewBox="0 0 4286 1906">
          <text:p/>
        </draw:connector>
        <draw:custom-shape draw:style-name="gr2" draw:text-style-name="P3" xml:id="id8" draw:id="id8" draw:layer="layout" svg:width="3.175cm" svg:height="1.016cm" svg:x="14.757cm" svg:y="9.636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3.868cm" svg:y1="10.144cm" svg:x2="14.757cm" svg:y2="10.144cm" draw:start-shape="id7" draw:start-glue-point="1" draw:end-shape="id8" draw:end-glue-point="3" svg:d="M13868 10144h889" svg:viewBox="0 0 890 1">
          <text:p/>
        </draw:connector>
        <draw:custom-shape draw:style-name="gr3" draw:text-style-name="P4" xml:id="id9" draw:id="id9" draw:layer="layout" svg:width="3.175cm" svg:height="1.016cm" svg:x="10.693cm" svg:y="9.636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175cm" svg:height="1.016cm" svg:x="14.757cm" svg:y="9.636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3.868cm" svg:y1="10.144cm" svg:x2="14.757cm" svg:y2="10.144cm" draw:start-shape="id9" draw:start-glue-point="1" draw:end-shape="id10" draw:end-glue-point="3" svg:d="M13868 10144h889" svg:viewBox="0 0 890 1">
          <text:p/>
        </draw:connector>
        <draw:custom-shape draw:style-name="gr3" draw:text-style-name="P4" xml:id="id11" draw:id="id11" draw:layer="layout" svg:width="3.175cm" svg:height="1.016cm" svg:x="10.652cm" svg:y="11.541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3.175cm" svg:height="1.016cm" svg:x="14.716cm" svg:y="11.541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3.827cm" svg:y1="12.049cm" svg:x2="14.716cm" svg:y2="12.049cm" draw:start-shape="id11" draw:start-glue-point="1" draw:end-shape="id12" draw:end-glue-point="3" svg:d="M13827 12049h889" svg:viewBox="0 0 890 1">
          <text:p/>
        </draw:connector>
        <draw:connector draw:style-name="gr4" draw:text-style-name="P5" draw:layer="layout" draw:type="curve" draw:line-skew="0cm -1.898cm -0.228cm" svg:x1="13.868cm" svg:y1="10.144cm" svg:x2="10.652cm" svg:y2="12.049cm" draw:start-shape="id9" draw:start-glue-point="1" draw:end-shape="id11" draw:end-glue-point="3" svg:d="M13868 10144c750 0 500 1016-1723 1016s-2588 889-1493 889" svg:viewBox="0 0 4194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6:41:24.014949221</meta:creation-date>
    <dc:date>2017-03-22T17:16:32.110482552</dc:date>
    <meta:editing-duration>PT14M37S</meta:editing-duration>
    <meta:editing-cycles>1</meta:editing-cycles>
    <meta:document-statistic meta:object-count="23"/>
    <meta:generator>LibreOffice/5.1.4.2$Linux_X86_64 LibreOffice_project/10m0$Build-2</meta:generator>
  </office:meta>
</office:document-meta>
</file>